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4/09/2021</text:span></text:p>
      <text:p text:style-name="P9"/>
      <text:p text:style-name="P10">RECIBI CONFORME</text:p>
      <text:p text:style-name="P9"/>
      <text:p text:style-name="P11">CLIENTE: PIZARRO ROMERO, JUAN ALEJANDR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PIZARRO ROMERO, JUAN ALEJAND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3T23:07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